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Knife_Edge_Position_thou</text:p>
          </table:table-cell>
          <table:table-cell table:style-name="ce1" office:value-type="string" calcext:value-type="string">
            <text:p>Power_Reading_mW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3.034" calcext:value-type="float">
            <text:p>3.034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3.04" calcext:value-type="float">
            <text:p>3.04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3.04" calcext:value-type="float">
            <text:p>3.04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.013" calcext:value-type="float">
            <text:p>3.013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.97" calcext:value-type="float">
            <text:p>2.97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2.87" calcext:value-type="float">
            <text:p>2.87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2.64" calcext:value-type="float">
            <text:p>2.64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.142" calcext:value-type="float">
            <text:p>2.142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.506" calcext:value-type="float">
            <text:p>1.506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0.97" calcext:value-type="float">
            <text:p>0.97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32" calcext:value-type="float">
            <text:p>0.32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15:36:43.771223533</meta:creation-date>
    <meta:generator>LibreOffice/24.2.7.2$Linux_X86_64 LibreOffice_project/420$Build-2</meta:generator>
    <dc:date>2025-09-19T15:38:16.592141832</dc:date>
    <meta:editing-duration>PT1M32S</meta:editing-duration>
    <meta:editing-cycles>2</meta:editing-cycles>
    <meta:document-statistic meta:table-count="1" meta:cell-count="44" meta:object-count="0"/>
  </office:meta>
</office:document-meta>
</file>